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MFCBE+LMRoman10-Regular-Identity-H" svg:font-family="EMFCBE+LMRoman10-Regular-Identity-H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  <number:date-style style:name="N5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 University 2012 #5 B "Gold Miner" Solution</text:h>
      <text:p text:style-name="Standard">本作品採用<text:a xlink:type="simple" xlink:href="http://creativecommons.org/licenses/by-nc-sa/3.0/deed.zh">知識共享署名-非商业性使用-相同方式共享 3.0 Unported許可協議</text:a>进行許可</text:p>
      <text:p text:style-name="Standard">write by Gestalti Lur</text:p>
      <text:p text:style-name="Standard"><text:date style:data-style-name="N5084" text:date-value="2012-09-11T18:39:06" text:fixed="true">2012-09-11</text:date></text:p>
      <text:p text:style-name="Standard">題目鏈接：<text:a xlink:type="simple" xlink:href="http://acm.hdu.edu.cn/showproblem.php?pid=4341">http://acm.hdu.edu.cn/showproblem.php?pid=4341</text:a></text:p>
      <text:h text:style-name="Heading_20_2" text:outline-level="2">題目大意</text:h>
      <text:p text:style-name="Standard"><text:tab/>直角座標系内有N(N&lt;=200)個點P(x,y)(|x|&lt;=200,-200&lt;=y&lt;=200)，從原點出發取點P_i需要t_i的時間,該點的價值爲v_i，如果從原點出發與某個點的連線和原點到其他點共線，則必須先取原點距離較短的點。</text:p>
      <text:h text:style-name="Heading_20_2" text:outline-level="2">算法分析</text:h>
      <text:p text:style-name="Standard"><text:tab/>可以看出來是一個很明顯的背包模型。共線的情況可以預處理一下合併爲一個物品。</text:p>
      <text:p text:style-name="Standard"><text:tab/>首先按照到原點的距離給所有點排序，然後處理共線的情況。設v[ k , j ]和w[ k , j ]分別表示取第k組共線的物品的第j個的時間和能夠取到的價值，f[ i ]表示時間爲i時取到的最大價值，則有：</text:p>
      <text:p text:style-name="Standard"><text:tab/>f[ i ] = max( f[ j - v[ i , k ] ] + w[ i , k ] )</text:p>
      <text:p text:style-name="Standard"><text:tab/>關於這類複合物品的揹包問題DD_engi在揹包問題九講<text:note text:id="ftn0" text:note-class="footnote"><text:note-citation>1</text:note-citation><text:note-body><text:p text:style-name="Standard"><text:a xlink:type="simple" xlink:href="https://github.com/tianyicui/pack">https://github.com/tianyicui/pack</text:a></text:p></text:note-body></text:note>的泛化物品一節有詳細敘述。</text:p>
      <text:h text:style-name="Heading_20_2" text:outline-level="2">參考代碼</text:h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Multi-university 2012 #5 B</text:p>
            <text:p text:style-name="Table_20_Contents"><text:s text:c="2"/>2012-09-11</text:p>
            <text:p text:style-name="Table_20_Contents"><text:s text:c="2"/>ACCEPTED</text:p>
            <text:p text:style-name="Table_20_Contents"><text:s text:c="2"/>gestapolur</text:p>
            <text:p text:style-name="Table_20_Contents">*/</text:p>
            <text:p text:style-name="Table_20_Contents">#include&lt;cstdio&gt;</text:p>
            <text:p text:style-name="Table_20_Contents">#include&lt;cstring&gt;</text:p>
            <text:p text:style-name="Table_20_Contents">#define MAXN 202</text:p>
            <text:p text:style-name="Table_20_Contents">#define MAXV 40002</text:p>
            <text:p text:style-name="Table_20_Contents"/>
            <text:p text:style-name="Table_20_Contents">int v[ MAXN ][ MAXN ] , w[ MAXN ][ MAXN ];//v - cost , w - value</text:p>
            <text:p text:style-name="Table_20_Contents">int tx[ MAXN ] , ty[ MAXN ] , tv[ MAXN ] , tw[ MAXN ] , cnt[ MAXN ] , dist[ MAXN ];</text:p>
            <text:p text:style-name="Table_20_Contents">int f[ MAXV ] , ans;</text:p>
            <text:p text:style-name="Table_20_Contents">bool bel[ MAXN ];</text:p>
            <text:p text:style-name="Table_20_Contents">int n , m , tn , tot;</text:p>
            <text:p text:style-name="Table_20_Contents"/>
            <text:p text:style-name="Table_20_Contents">void dp()</text:p>
            <text:p text:style-name="Table_20_Contents">{</text:p>
            <text:p text:style-name="Table_20_Contents"><text:s text:c="2"/>int i , j , k;</text:p>
            <text:p text:style-name="Table_20_Contents"><text:s text:c="2"/>for( i = 1 ; i &lt;= tn ; ++ i )</text:p>
            <text:p text:style-name="Table_20_Contents"><text:s text:c="4"/>for( j = m ; j ; -- j )</text:p>
            <text:p text:style-name="Table_20_Contents"><text:soft-page-break/><text:s text:c="6"/>{</text:p>
            <text:p text:style-name="Table_20_Contents"><text:tab/>if( j - v[ i ][ 1 ] &lt; 0 ) break;</text:p>
            <text:p text:style-name="Table_20_Contents"><text:tab/>for( k = 0 ; k &lt;= cnt[ i ] ; ++ k )</text:p>
            <text:p text:style-name="Table_20_Contents"><text:tab/> <text:s/>if( j - v[ i ][ k ] &lt; 0 ) break;</text:p>
            <text:p text:style-name="Table_20_Contents"><text:tab/> <text:s/>else if( f[ j ] &lt; f[ j - v[ i ][ k ] ] + w[ i ][ k ] )</text:p>
            <text:p text:style-name="Table_20_Contents"><text:tab/> <text:s text:c="3"/>{</text:p>
            <text:p text:style-name="Table_20_Contents"><text:tab/> <text:s text:c="5"/>f[ j ] = f[ j - v[ i ][ k ] ] + w[ i ][ k ];</text:p>
            <text:p text:style-name="Table_20_Contents"><text:tab/> <text:s text:c="5"/>ans = ans &gt; f[ j ] ? ans : f[ j ];</text:p>
            <text:p text:style-name="Table_20_Contents"><text:tab/> <text:s text:c="3"/>}</text:p>
            <text:p text:style-name="Table_20_Contents"><text:s text:c="6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slope( int i )</text:p>
            <text:p text:style-name="Table_20_Contents">{</text:p>
            <text:p text:style-name="Table_20_Contents"><text:s text:c="2"/>for( int j = i + 1 ; j &lt;= n ; ++ j )//check co-line case</text:p>
            <text:p text:style-name="Table_20_Contents"><text:s text:c="4"/>if( tx[ i ] * ty[ j ] == tx[ j ] * ty[ i ] )</text:p>
            <text:p text:style-name="Table_20_Contents"><text:s text:c="6"/>{</text:p>
            <text:p text:style-name="Table_20_Contents"><text:tab/>bel[ j ] = true;</text:p>
            <text:p text:style-name="Table_20_Contents"><text:tab/>++ cnt[ tn ];</text:p>
            <text:p text:style-name="Table_20_Contents"><text:tab/>v[ tn ][ cnt[ tn ] ] = v[ tn ][ cnt[ tn ] - 1 ] + tv[ j ];</text:p>
            <text:p text:style-name="Table_20_Contents"><text:tab/>w[ tn ][ cnt[ tn ] ] = w[ tn ][ cnt[ tn ] - 1 ] + tw[ j ];</text:p>
            <text:p text:style-name="Table_20_Contents"><text:s text:c="6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 , j , t;</text:p>
            <text:p text:style-name="Table_20_Contents"><text:s text:c="2"/>tn = 0;</text:p>
            <text:p text:style-name="Table_20_Contents"><text:s text:c="2"/>ans = 0;</text:p>
            <text:p text:style-name="Table_20_Contents"><text:s text:c="2"/>for( i = 1 ; i &lt;= n ; ++ i )</text:p>
            <text:p text:style-name="Table_20_Contents"><text:s text:c="4"/>{</text:p>
            <text:p text:style-name="Table_20_Contents"><text:s text:c="6"/>scanf( "%d %d %d %d" , &amp;tx[ i ] , &amp;ty[ i ] , &amp;tv[ i ] , &amp;tw[ i ] );</text:p>
            <text:p text:style-name="Table_20_Contents"><text:s text:c="6"/>dist[ i ] = tx[ i ] * tx[ i ] + ty[ i ] * ty[ i ];</text:p>
            <text:p text:style-name="Table_20_Contents"><text:s text:c="6"/>cnt[ i ] = 0;</text:p>
            <text:p text:style-name="Table_20_Contents"><text:s text:c="6"/>bel[ i ] = false;</text:p>
            <text:p text:style-name="Table_20_Contents"><text:s text:c="4"/>}</text:p>
            <text:p text:style-name="Table_20_Contents"><text:s text:c="2"/>memset( f , 0 , sizeof( int ) * ( m + 1 ) );</text:p>
            <text:p text:style-name="Table_20_Contents"><text:s text:c="2"/></text:p>
            <text:p text:style-name="Table_20_Contents"><text:s text:c="2"/>//sort</text:p>
            <text:p text:style-name="Table_20_Contents"><text:s text:c="2"/>for( i = 2 ; i &lt;= n ; ++ i )</text:p>
            <text:p text:style-name="Table_20_Contents"><text:s text:c="4"/>for( j = 1 ; j &lt; i ; ++ j )</text:p>
            <text:p text:style-name="Table_20_Contents"><text:s text:c="6"/>if( dist[ j ] &gt; dist[ i ] )</text:p>
            <text:p text:style-name="Table_20_Contents"><text:s text:c="6"/>{</text:p>
            <text:p text:style-name="Table_20_Contents"><text:tab/> <text:s/>t = tx[ i ]; tx[ i ] = tx[ j ]; tx[ j ] = t;</text:p>
            <text:p text:style-name="Table_20_Contents"><text:tab/> <text:s/>t = ty[ i ]; ty[ i ] = ty[ j ]; ty[ j ] = t;</text:p>
            <text:p text:style-name="Table_20_Contents"><text:tab/> <text:s/>t = tw[ i ]; tw[ i ] = tw[ j ]; tw[ j ] = t;</text:p>
            <text:p text:style-name="Table_20_Contents"><text:soft-page-break/><text:tab/> <text:s/>t = tv[ i ]; tv[ i ] = tv[ j ]; tv[ j ] = t;</text:p>
            <text:p text:style-name="Table_20_Contents"><text:tab/> <text:s/>t = dist[ i ]; dist[ i ] = dist[ j ]; dist[ j ] = t;</text:p>
            <text:p text:style-name="Table_20_Contents"><text:tab/>}</text:p>
            <text:p text:style-name="Table_20_Contents"><text:s text:c="2"/>//merge</text:p>
            <text:p text:style-name="Table_20_Contents"><text:s text:c="2"/>for( i = 1 ; i &lt;= n ; ++ i )</text:p>
            <text:p text:style-name="Table_20_Contents"><text:s text:c="4"/>if( not bel[ i ] )</text:p>
            <text:p text:style-name="Table_20_Contents"><text:s text:c="6"/>{</text:p>
            <text:p text:style-name="Table_20_Contents"><text:tab/>bel[ i ] = true;</text:p>
            <text:p text:style-name="Table_20_Contents"><text:tab/>cnt[ ++ tn ] = 1;</text:p>
            <text:p text:style-name="Table_20_Contents"><text:tab/>v[ tn ][ 1 ] = tv[ i ];</text:p>
            <text:p text:style-name="Table_20_Contents"><text:tab/>w[ tn ][ 1 ] = tw[ i ];</text:p>
            <text:p text:style-name="Table_20_Contents"><text:tab/>slope( i );</text:p>
            <text:p text:style-name="Table_20_Contents"><text:s text:c="6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while( scanf( "%d %d" , &amp;n , &amp;m ) not_eq EOF ) </text:p>
            <text:p text:style-name="Table_20_Contents"><text:s text:c="4"/>{</text:p>
            <text:p text:style-name="Table_20_Contents"><text:s text:c="6"/>init();</text:p>
            <text:p text:style-name="Table_20_Contents"><text:s text:c="6"/>dp();</text:p>
            <text:p text:style-name="Table_20_Contents"><text:s text:c="6"/>printf("Case %d: %d\n" , ++ tot , ans );</text:p>
            <text:p text:style-name="Table_20_Contents"><text:s text:c="4"/>}</text:p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MFCBE+LMRoman10-Regular-Identity-H" svg:font-family="EMFCBE+LMRoman10-Regular-Identity-H"/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9-11T18:51:19</dc:date>
    <dc:creator>csuacm </dc:creator>
    <meta:editing-duration>PT32M23S</meta:editing-duration>
    <meta:editing-cycles>13</meta:editing-cycles>
    <meta:generator>LibreOffice/3.5$Linux_x86 LibreOffice_project/350m1$Build-2</meta:generator>
    <meta:document-statistic meta:table-count="1" meta:image-count="0" meta:object-count="0" meta:page-count="3" meta:paragraph-count="105" meta:word-count="728" meta:character-count="2574" meta:non-whitespace-character-count="1845"/>
  </office:meta>
</office:document-meta>
</file>